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2.269cm"/>
    </style:style>
    <style:style style:name="gr6" style:family="graphic" style:parent-style-name="standard">
      <style:graphic-properties draw:stroke="solid" svg:stroke-color="#000000" draw:fill="solid" draw:fill-color="#dcdcdc" fo:min-height="3.75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" style:family="paragraph">
      <loext:graphic-properties draw:fill="solid" draw:fill-color="#dcdcdc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custom-shape draw:style-name="gr1" draw:text-style-name="P1" draw:layer="layout" svg:width="4.6cm" svg:height="1.8cm" svg:x="13.8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3.8cm" svg:y="16.4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4.6cm" svg:height="1.8cm" svg:x="16.7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cm" svg:height="1.1cm" svg:x="16.7cm" svg:y="10.6cm">
            <text:p text:style-name="P2"><text:span text:style-name="T1">«package»</text:span></text:p>
            <text:p text:style-name="P2"><text:span text:style-name="T1">p9_util_keras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6cm" svg:height="1.8cm" svg:x="11.1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1cm" svg:y="10.6cm">
            <text:p text:style-name="P2"><text:span text:style-name="T1">«config»</text:span></text:p>
            <text:p text:style-name="P2"><text:span text:style-name="T1">p8_util_config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6cm" svg:height="1.8cm" svg:x="16.7cm" svg:y="2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6.7cm" svg:y="1.6cm">
            <text:p text:style-name="P2"><text:span text:style-name="T1">«notebook»</text:span></text:p>
            <text:p text:style-name="P2"><text:span text:style-name="T1">CNNBinaryClassifier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9cm" svg:y1="4.5cm" svg:x2="19cm" svg:y2="10.6cm" draw:start-shape="id1" draw:start-glue-point="2" draw:end-shape="id2" draw:end-glue-point="0" svg:d="M19000 4500v6100" svg:viewBox="0 0 1 6101">
          <text:p/>
        </draw:connector>
        <draw:connector draw:style-name="gr3" draw:text-style-name="P4" draw:layer="layout" svg:x1="19cm" svg:y1="4.5cm" svg:x2="13.4cm" svg:y2="10.6cm" draw:start-shape="id1" draw:start-glue-point="2" draw:end-shape="id3" draw:end-glue-point="0" svg:d="M19000 4500v3050h-5600v3050" svg:viewBox="0 0 5601 6101">
          <text:p/>
        </draw:connector>
        <draw:connector draw:style-name="gr4" draw:text-style-name="P4" draw:layer="layout" svg:x1="19cm" svg:y1="13.5cm" svg:x2="16.1cm" svg:y2="16.4cm" draw:start-shape="id4" draw:start-glue-point="2" draw:end-shape="id5" draw:end-glue-point="0" svg:d="M19000 13500v1450h-2900v1450" svg:viewBox="0 0 2901 2901">
          <text:p/>
        </draw:connector>
        <draw:custom-shape draw:style-name="gr5" draw:text-style-name="P5" draw:layer="layout" svg:width="2.769cm" svg:height="0.7cm" svg:x="19.1cm" svg:y="6.7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69cm" svg:height="0.7cm" svg:x="21.531cm" svg:y="8.9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" draw:text-style-name="P1" draw:layer="layout" svg:width="4.6cm" svg:height="1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1.9cm" svg:y="10.6cm">
            <text:p text:style-name="P2"><text:span text:style-name="T1">«package»</text:span></text:p>
            <text:p text:style-name="P2"><text:span text:style-name="T1">p8_util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1" draw:layer="layout" svg:width="4.6cm" svg:height="1.8cm" svg:x="20.2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0.2cm" svg:y="16.4cm">
            <text:p text:style-name="P2"><text:span text:style-name="T1">«library»</text:span></text:p>
            <text:p text:style-name="P2"><text:span text:style-name="T1">keras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4" draw:layer="layout" svg:x1="19cm" svg:y1="13.5cm" svg:x2="22.5cm" svg:y2="16.4cm" draw:start-shape="id4" draw:start-glue-point="2" draw:end-shape="id6" draw:end-glue-point="0" svg:d="M19000 13500v1450h3500v1450" svg:viewBox="0 0 3501 2901">
          <text:p/>
        </draw:connector>
        <draw:connector draw:style-name="gr3" draw:text-style-name="P4" draw:layer="layout" svg:x1="19cm" svg:y1="4.5cm" svg:x2="24.2cm" svg:y2="10.6cm" draw:start-shape="id1" draw:start-glue-point="2" draw:end-shape="id7" draw:end-glue-point="0" svg:d="M19000 4500v3050h5200v3050" svg:viewBox="0 0 5201 6101">
          <text:p/>
        </draw:connector>
        <draw:frame draw:style-name="gr6" draw:text-style-name="P8" draw:layer="layout" svg:width="12.7cm" svg:height="4.043cm" svg:x="1.7cm" svg:y="1.8cm">
          <draw:text-box>
            <text:list text:style-name="L1">
              <text:list-item>
                <text:p text:style-name="P6"><text:span text:style-name="T2">p9_util</text:span><text:span text:style-name="T1"> : generic functions used for the whole process</text:span></text:p>
              </text:list-item>
              <text:list-item>
                <text:p text:style-name="P7"><text:span text:style-name="T3">p9_util_config</text:span><text:span text:style-name="T4"> : </text:span><text:span text:style-name="T1">configuration parameters for building Keras architectures</text:span></text:p>
              </text:list-item>
              <text:list-item>
                <text:p text:style-name="P6"><text:span text:style-name="T2">p9_util_keras</text:span><text:span text:style-name="T1"> : specific functions for building Keras architectures</text:span></text:p>
              </text:list-item>
              <text:list-item>
                <text:p text:style-name="P6"><text:span text:style-name="T3">p8_util</text:span><text:span text:style-name="T4"> : generic functions for building</text:span><text:span text:style-name="T1"> Keras architectures</text:span></text:p>
              </text:list-item>
              <text:list-item>
                <text:p text:style-name="P6"><text:span text:style-name="T2">p8_util_config</text:span><text:span text:style-name="T1"> : generic configuration parameters for for building Keras architectures.</text:span></text:p>
              </text:list-item>
            </text:list>
          </draw:text-box>
        </draw:frame>
        <draw:g xml:id="id8" draw:id="id8">
          <draw:custom-shape draw:style-name="gr1" draw:text-style-name="P1" draw:layer="layout" svg:width="4.6cm" svg:height="1.8cm" svg:x="23.6cm" svg:y="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3.6cm" svg:y="4.1cm">
            <text:p text:style-name="P2"><text:span text:style-name="T1">«model»</text:span></text:p>
            <text:p text:style-name="P2"><text:span text:style-name="T1">cnn_model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4" draw:layer="layout" svg:x1="21.3cm" svg:y1="3.05cm" svg:x2="25.9cm" svg:y2="4.1cm" draw:start-shape="id1" draw:start-glue-point="1" draw:end-shape="id8" draw:end-glue-point="0" svg:d="M21300 3050h4600v1050" svg:viewBox="0 0 4601 1051">
          <text:p/>
        </draw:connector>
        <draw:custom-shape draw:style-name="gr5" draw:text-style-name="P5" draw:layer="layout" svg:width="2.769cm" svg:height="0.7cm" svg:x="22.3cm" svg:y="2.2cm">
          <text:p text:style-name="P2"><text:span text:style-name="T1">«Creates»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5T12:22:47.988718962</dc:date>
    <meta:editing-duration>PT40M3S</meta:editing-duration>
    <meta:editing-cycles>11</meta:editing-cycles>
    <meta:generator>LibreOffice/6.0.7.3$Linux_X86_64 LibreOffice_project/00m0$Build-3</meta:generator>
    <meta:document-statistic meta:object-count="31"/>
  </office:meta>
</office:document-meta>
</file>